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0.8925in"/>
    </style:style>
    <style:style style:name="co2" style:family="table-column">
      <style:table-column-properties fo:break-before="auto" style:column-width="0.2409in"/>
    </style:style>
    <style:style style:name="co3" style:family="table-column">
      <style:table-column-properties fo:break-before="auto" style:column-width="2.689in"/>
    </style:style>
    <style:style style:name="co4" style:family="table-column">
      <style:table-column-properties fo:break-before="auto" style:column-width="1.8063in"/>
    </style:style>
    <style:style style:name="co5" style:family="table-column">
      <style:table-column-properties fo:break-before="auto" style:column-width="3.0252in"/>
    </style:style>
    <style:style style:name="co7" style:family="table-column">
      <style:table-column-properties fo:break-before="auto" style:column-width="3.9917in"/>
    </style:style>
    <style:style style:name="ro1" style:family="table-row">
      <style:table-row-properties style:row-height="0.1736in" fo:break-before="auto" style:use-optimal-row-height="true"/>
    </style:style>
    <style:style style:name="ro2" style:family="table-row">
      <style:table-row-properties style:row-height="0.1866in" fo:break-before="auto" style:use-optimal-row-height="true"/>
    </style:style>
    <style:style style:name="ro3" style:family="table-row">
      <style:table-row-properties style:row-height="0.7925in" fo:break-before="auto" style:use-optimal-row-height="true"/>
    </style:style>
    <style:style style:name="ro4" style:family="table-row">
      <style:table-row-properties style:row-height="1.6555in" fo:break-before="auto" style:use-optimal-row-height="true"/>
    </style:style>
    <style:style style:name="ro5" style:family="table-row">
      <style:table-row-properties style:row-height="0.6409in" fo:break-before="auto" style:use-optimal-row-height="true"/>
    </style:style>
    <style:style style:name="ro6" style:family="table-row">
      <style:table-row-properties style:row-height="4.0154in" fo:break-before="auto" style:use-optimal-row-height="true"/>
    </style:style>
    <style:style style:name="ro7" style:family="table-row">
      <style:table-row-properties style:row-height="0.9429in" fo:break-before="auto" style:use-optimal-row-height="true"/>
    </style:style>
    <style:style style:name="ro8" style:family="table-row">
      <style:table-row-properties style:row-height="1.2457in" fo:break-before="auto" style:use-optimal-row-height="true"/>
    </style:style>
    <style:style style:name="ro9" style:family="table-row">
      <style:table-row-properties style:row-height="2.0028in" fo:break-before="auto" style:use-optimal-row-height="true"/>
    </style:style>
    <style:style style:name="ro10" style:family="table-row">
      <style:table-row-properties style:row-height="2.2256in" fo:break-before="auto" style:use-optimal-row-height="true"/>
    </style:style>
    <style:style style:name="ro11" style:family="table-row">
      <style:table-row-properties style:row-height="0.3382in" fo:break-before="auto" style:use-optimal-row-height="true"/>
    </style:style>
    <style:style style:name="ro12" style:family="table-row">
      <style:table-row-properties style:row-height="2.6791in" fo:break-before="auto" style:use-optimal-row-height="true"/>
    </style:style>
    <style:style style:name="ro13" style:family="table-row">
      <style:table-row-properties style:row-height="0.4898in" fo:break-before="auto" style:use-optimal-row-height="true"/>
    </style:style>
    <style:style style:name="ro14" style:family="table-row">
      <style:table-row-properties style:row-height="1.0945in" fo:break-before="auto" style:use-optimal-row-height="true"/>
    </style:style>
    <style:style style:name="ro15" style:family="table-row">
      <style:table-row-properties style:row-height="1.3972in" fo:break-before="auto" style:use-optimal-row-height="true"/>
    </style:style>
    <style:style style:name="ro16" style:family="table-row">
      <style:table-row-properties style:row-height="0.1819in" fo:break-before="auto" style:use-optimal-row-height="true"/>
    </style:style>
    <style:style style:name="ro17" style:family="table-row">
      <style:table-row-properties style:row-height="0.7827in" fo:break-before="auto" style:use-optimal-row-height="true"/>
    </style:style>
    <style:style style:name="ro18" style:family="table-row">
      <style:table-row-properties style:row-height="2.4571in" fo:break-before="auto" style:use-optimal-row-height="true"/>
    </style:style>
    <style:style style:name="ro19" style:family="table-row">
      <style:table-row-properties style:row-height="0.4717in" fo:break-before="auto" style:use-optimal-row-height="true"/>
    </style:style>
    <style:style style:name="ro20" style:family="table-row">
      <style:table-row-properties style:row-height="1.0835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fo:wrap-option="wrap"/>
      <style:text-properties style:text-underline-style="none" fo:font-weight="normal" style:font-weight-asian="normal" style:font-weight-complex="normal"/>
    </style:style>
    <style:style style:name="ce3" style:family="table-cell" style:parent-style-name="Default">
      <style:table-cell-properties fo:wrap-option="wrap"/>
      <style:text-properties fo:font-weight="normal" style:font-weight-asian="normal" style:font-weight-complex="normal"/>
    </style:style>
    <style:style style:name="ce4" style:family="table-cell" style:parent-style-name="Default">
      <style:table-cell-properties fo:wrap-option="wrap"/>
    </style:style>
    <style:style style:name="ce5"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fo:font-size="9.5pt" fo:language="en" fo:country="US" style:font-size-asian="9.5pt" style:language-asian="en" style:country-asian="US" style:font-size-complex="5.40000009536743pt" style:language-complex="en" style:country-complex="US"/>
    </style:style>
    <style:style style:name="ce8" style:family="table-cell" style:parent-style-name="Default">
      <style:table-cell-properties fo:wrap-option="wrap" fo:padding-bottom="0.0193in" fo:padding-left="0.0138in" fo:padding-right="0.0138in" fo:padding-top="0.0193in"/>
    </style:style>
    <style:style style:name="ce9" style:family="table-cell" style:parent-style-name="Default">
      <style:table-cell-properties fo:wrap-option="wrap"/>
      <style:text-properties style:font-name="Arial Unicode MS" fo:font-size="8pt" fo:language="en" fo:country="US" style:font-name-asian="Arial Unicode MS" style:font-size-asian="8pt" style:language-asian="en" style:country-asian="US" style:font-name-complex="Arial Unicode MS" style:font-size-complex="4.55000019073486pt" style:language-complex="en" style:country-complex="US"/>
    </style:style>
    <style:style style:name="ce10" style:family="table-cell" style:parent-style-name="Default">
      <style:table-cell-properties fo:wrap-option="wrap"/>
      <style:text-properties style:font-name="Arial Unicode MS" fo:font-size="10pt" fo:language="en" fo:country="US" style:font-name-asian="Arial Unicode MS" style:font-size-asian="10pt" style:language-asian="en" style:country-asian="US" style:font-name-complex="Arial Unicode MS" style:font-size-complex="10pt" style:language-complex="en" style:country-complex="US"/>
    </style:style>
    <style:style style:name="ce11"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12" style:family="table-cell" style:parent-style-name="Default">
      <style:table-cell-properties fo:wrap-option="wrap"/>
      <style:text-properties fo:language="en" fo:country="US" style:text-underline-style="none" fo:font-weight="normal" style:language-asian="en" style:country-asian="US" style:font-weight-asian="normal" style:language-complex="en" style:country-complex="US" style:font-weight-complex="normal"/>
    </style:style>
    <style:style style:name="ce13" style:family="table-cell" style:parent-style-name="Default">
      <style:table-cell-properties fo:wrap-option="wrap"/>
      <style:text-properties fo:font-size="10pt" fo:language="en" fo:country="US" style:font-size-asian="10pt" style:language-asian="en" style:country-asian="US" style:font-size-complex="10pt" style:language-complex="en" style:country-complex="US"/>
    </style:style>
    <style:style style:name="ce14" style:family="table-cell" style:parent-style-name="Default">
      <style:table-cell-properties style:text-align-source="fix" style:repeat-content="false" fo:wrap-option="wrap"/>
      <style:paragraph-properties fo:text-align="start" fo:margin-left="0in"/>
    </style:style>
    <style:style style:name="T1" style:family="text">
      <style:text-properties fo:font-weight="normal" style:font-weight-asian="normal" style:font-weight-complex="normal"/>
    </style:style>
    <style:style style:name="T2" style:family="text">
      <style:text-properties style:text-position="super 58%"/>
    </style:style>
    <style:style style:name="T3" style:family="text">
      <style:text-properties style:font-name="Arial" style:font-name-asian="Arial Unicode MS1" style:font-name-complex="Arial Unicode MS1"/>
    </style:style>
    <style:style style:name="T4"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5"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 style:family="text">
      <style:text-properties fo:font-weight="bold" style:font-weight-asian="bold" style:font-weight-complex="bold"/>
    </style:style>
    <style:style style:name="T7" style:family="text">
      <style:text-properties style:text-outline="false" style:text-line-through-style="none" style:font-name="Arial" fo:font-size="8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8" style:family="text">
      <style:text-properties fo:font-size="12pt"/>
    </style:style>
    <style:style style:name="T9" style:family="text">
      <style:text-properties fo:font-size="12pt" style:font-name-asian="Arial Unicode MS" style:font-size-asian="3.5pt" style:font-name-complex="Arial Unicode MS" style:font-size-complex="2pt"/>
    </style:style>
    <style:style style:name="T10" style:family="text">
      <style:text-properties fo:font-size="12pt" style:font-name-asian="Arial Unicode MS" style:font-size-asian="8pt" style:font-name-complex="Arial Unicode MS" style:font-size-complex="4.59999990463257pt"/>
    </style:style>
  </office:automatic-styles>
  <office:body>
    <office:spreadsheet>
      <table:table table:name="Sheet1" table:style-name="ta1" table:print="false">
        <table:table-column table:style-name="co2" table:default-cell-style-name="Default"/>
        <table:table-column table:style-name="co3" table:default-cell-style-name="Default"/>
        <table:table-column table:style-name="co4" table:default-cell-style-name="ce4"/>
        <table:table-column table:style-name="co5" table:default-cell-style-name="Default"/>
        <table:table-column table:style-name="co7" table:default-cell-style-name="Default"/>
        <table:table-row table:style-name="ro1">
          <table:table-cell office:value-type="string">
            <text:p>Time periods of various older civilizations.</text:p>
          </table:table-cell>
          <table:table-cell/>
          <table:table-cell table:style-name="Default"/>
          <table:table-cell/>
          <table:table-cell table:style-name="ce4"/>
        </table:table-row>
        <table:table-row table:style-name="ro1" table:number-rows-repeated="2">
          <table:table-cell table:number-columns-repeated="2"/>
          <table:table-cell table:style-name="Default"/>
          <table:table-cell/>
          <table:table-cell table:style-name="ce4"/>
        </table:table-row>
        <table:table-row table:style-name="ro2">
          <table:table-cell/>
          <table:table-cell table:style-name="ce1" office:value-type="string">
            <text:p>Civilization or person name</text:p>
          </table:table-cell>
          <table:table-cell table:style-name="ce1" office:value-type="string">
            <text:p>Time period</text:p>
          </table:table-cell>
          <table:table-cell table:style-name="ce1" office:value-type="string">
            <text:p>Geographic area</text:p>
          </table:table-cell>
          <table:table-cell table:style-name="ce11" office:value-type="string">
            <text:p>Description</text:p>
          </table:table-cell>
        </table:table-row>
        <table:table-row table:style-name="ro3">
          <table:table-cell/>
          <table:table-cell table:style-name="ce2" office:value-type="string">
            <text:p>Summerian civilization</text:p>
          </table:table-cell>
          <table:table-cell table:style-name="ce2" office:value-type="string">
            <text:p>c. 2900 BC to 2270 BC. (modern historians have asserted that Sumer was first settled between ca. 4500 and 4000 BC.)</text:p>
          </table:table-cell>
          <table:table-cell table:style-name="ce2" office:value-type="string">
            <text:p>Southern Mesopotamia (modern-day Iraq)</text:p>
          </table:table-cell>
          <table:table-cell table:style-name="ce12" office:value-type="string">
            <text:p><text:span text:style-name="T7">This era is the early Bronze age. <text:s text:c="2"/></text:span><text:span text:style-name="T8">Summerian </text:span><text:span text:style-name="T8">language. <text:s/></text:span></text:p>
          </table:table-cell>
        </table:table-row>
        <table:table-row table:style-name="ro4">
          <table:table-cell/>
          <table:table-cell office:value-type="string">
            <text:p>Assyria (A.K.A. Athura)</text:p>
          </table:table-cell>
          <table:table-cell office:value-type="string">
            <text:p>late 25th or early–24th century BC to 608 BC</text:p>
          </table:table-cell>
          <table:table-cell table:style-name="ce4" office:value-type="string">
            <text:p><text:span text:style-name="T3">Mesopotamia </text:span><text:span text:style-name="T4">(The land between the </text:span><text:span text:style-name="T5">Tigris </text:span><text:span text:style-name="T5">and Euphrates rivers). <text:s/>Near East, Asia </text:span><text:span text:style-name="T5">Minor, Caucasus, North Africa and east </text:span><text:span text:style-name="T5">Mediterranean.</text:span></text:p>
          </table:table-cell>
          <table:table-cell table:style-name="ce13" office:value-type="string">
            <text:p><text:span text:style-name="T5"><text:s/></text:span><text:span text:style-name="T5">The term Assyria can also refer to the </text:span><text:span text:style-name="T5">geographic region or heartland where </text:span><text:span text:style-name="T5">Assyria, its empires and the Assyrian </text:span><text:span text:style-name="T5">people were centred. <text:s text:c="2"/></text:span>Assyria evolved originally as one of a number of Akkadian kingdoms in Mesopotamia. <text:s/>Assyria was a Semitic Akkadian kingdom, extant as a nation state from the late 25th or early–24th century BC to 608 BC.[1] Assyria was centered on the Upper Tigris river, in northern Mesopotamia (present day northern Iraq). <text:s/>The Assyrians came to rule powerful empires a number of times through history. It was named for its original capital, the ancient city of Assur/Ashur. <text:s/></text:p>
          </table:table-cell>
        </table:table-row>
        <table:table-row table:style-name="ro5">
          <table:table-cell/>
          <table:table-cell office:value-type="string">
            <text:p>Old Assyrian period</text:p>
          </table:table-cell>
          <table:table-cell office:value-type="string">
            <text:p>late 25th or early 24th century BC to 1365 BC</text:p>
          </table:table-cell>
          <table:table-cell office:value-type="string">
            <text:p>Mesopotamia</text:p>
          </table:table-cell>
          <table:table-cell table:style-name="ce4" office:value-type="string">
            <text:p>Early Bronze age. <text:s/>Assyria had been a kingdom of northern Mesopotamia, initially competing with their fellow Sumero-Akkadian states in southern Mesopotamia for dominance of the region</text:p>
          </table:table-cell>
        </table:table-row>
        <table:table-row table:style-name="ro1">
          <table:table-cell table:number-columns-repeated="2"/>
          <table:table-cell table:style-name="Default"/>
          <table:table-cell table:number-columns-repeated="2"/>
        </table:table-row>
        <table:table-row table:style-name="ro5">
          <table:table-cell/>
          <table:table-cell table:style-name="ce3" office:value-type="string">
            <text:p>Akkadian Empire</text:p>
          </table:table-cell>
          <table:table-cell office:value-type="string">
            <text:p>2334 BC – 2154 BC</text:p>
          </table:table-cell>
          <table:table-cell table:style-name="ce4" office:value-type="string">
            <text:p>Ancient Mesopotamia (The land between the Tigris and Euphrates rivers) and the surrounding region. </text:p>
          </table:table-cell>
          <table:table-cell table:style-name="ce4" office:value-type="string">
            <text:p>This era is the middle to late Bronze age. <text:s/>Sargon of Akkad united all the indigenous Akkadian speaking semites and the Sumerian speakers under one rule. <text:s/>Akkadian (language) gradually replaced Sumerian as the spoken language.</text:p>
          </table:table-cell>
        </table:table-row>
        <table:table-row table:style-name="ro5">
          <table:table-cell/>
          <table:table-cell table:style-name="ce4" office:value-type="string">
            <text:p>Neo-Sumerian Empire, or Third Dynasty of Ur, or Ur III Empire</text:p>
          </table:table-cell>
          <table:table-cell office:value-type="string">
            <text:p>21st to 20th century BC</text:p>
          </table:table-cell>
          <table:table-cell table:style-name="ce4"/>
          <table:table-cell table:style-name="ce4" office:value-type="string">
            <text:p><text:s/>Sumerian ruling dynasty based in the city of Ur and a short-lived territorial-political state that some historians regard as a nascent empire. The Third Dynasty of Ur is commonly abbreviated as Ur III by historians of the period.</text:p>
          </table:table-cell>
        </table:table-row>
        <table:table-row table:style-name="ro6">
          <table:table-cell/>
          <table:table-cell table:style-name="ce4" office:value-type="string">
            <text:p>Phoenicia</text:p>
          </table:table-cell>
          <table:table-cell office:value-type="string">
            <text:p>1200 BC–539 BC</text:p>
          </table:table-cell>
          <table:table-cell table:style-name="ce7" office:value-type="string">
            <text:p>the western, coastal part of the Fertile Crescent and centered on the coastline of modern Lebanon. All major Phoenician cities were on the coastline of the Mediterranean, some colonies reaching the Western Mediterranean. <text:s/></text:p>
          </table:table-cell>
          <table:table-cell table:style-name="ce4" office:value-type="string">
            <text:p><text:span text:style-name="T8">An ancient Semitic civilization </text:span><text:span text:style-name="T8">situated on the western, coastal part </text:span><text:span text:style-name="T8">of the Fertile Crescent and centered </text:span><text:span text:style-name="T8">on the coastline of modern Lebanon. </text:span><text:span text:style-name="T8">All major Phoenician cities were on </text:span><text:span text:style-name="T8">the coastline of the Mediterranean, </text:span><text:span text:style-name="T8">some colonies reaching the Western </text:span><text:span text:style-name="T8">Mediterranean. <text:s text:c="2"/>"Phoenicia" is really </text:span><text:span text:style-name="T8">a Classical Greek term used to refer </text:span><text:span text:style-name="T8">to the region of the major Canaanite </text:span><text:span text:style-name="T8">port towns, and does not correspond </text:span><text:span text:style-name="T8">exactly to a cultural identity that </text:span><text:span text:style-name="T8">would have been recognised by the </text:span><text:span text:style-name="T8">Phoenicians themselves. </text:span></text:p>
            <text:p><text:span text:style-name="T9"/></text:p>
            <text:p><text:span text:style-name="T10">Well-known kings of Phoenician </text:span><text:span text:style-name="T10">cities</text:span></text:p>
            <text:p><text:span text:style-name="T10"><text:s/></text:span><text:span text:style-name="T10">- <text:s/></text:span><text:span text:style-name="T10"><text:tab/></text:span><text:span text:style-name="T10">ca. 1000 BC </text:span><text:span text:style-name="T10"><text:tab/></text:span><text:span text:style-name="T10">Ahiram</text:span></text:p>
            <text:p><text:span text:style-name="T10"><text:s/></text:span><text:span text:style-name="T10">- <text:s/></text:span><text:span text:style-name="T10"><text:tab/></text:span><text:span text:style-name="T10">969 BC – 936 BC </text:span><text:span text:style-name="T10"><text:tab/></text:span><text:span text:style-name="T10">Hiram I</text:span></text:p>
            <text:p><text:span text:style-name="T10"><text:s/></text:span><text:span text:style-name="T10">- <text:s/></text:span><text:span text:style-name="T10"><text:tab/></text:span><text:span text:style-name="T10">820 BC – 774 BC </text:span><text:span text:style-name="T10"><text:tab/></text:span><text:span text:style-name="T10">Pygmalion of </text:span><text:span text:style-name="T10">Tyre</text:span></text:p>
            <text:p><text:span text:style-name="T10"/></text:p>
            <text:p><text:span text:style-name="T10">History:</text:span></text:p>
            <text:p><text:span text:style-name="T8">- <text:s/></text:span><text:span text:style-name="T8"><text:tab/></text:span><text:span text:style-name="T8">Established </text:span><text:span text:style-name="T8"><text:tab/></text:span><text:span text:style-name="T8">1200 BC</text:span></text:p>
            <text:p>- <text:s/><text:tab/>Tyre, under the reign of Hiram I, becomes the dominant city-state <text:tab/>969 BC</text:p>
            <text:p><text:s/>- <text:s/><text:tab/>Pygmalion founds Carthage (legendary) <text:tab/>814 BC</text:p>
            <text:p><text:s/>- <text:s/><text:tab/>Cyrus the Great conquers Phoenicia</text:p>
          </table:table-cell>
        </table:table-row>
        <table:table-row table:style-name="ro7">
          <table:table-cell/>
          <table:table-cell table:style-name="ce4" office:value-type="string">
            <text:p>Babylonia (the independent state)</text:p>
          </table:table-cell>
          <table:table-cell office:value-type="string">
            <text:p>1894 BC – 729 BC</text:p>
          </table:table-cell>
          <table:table-cell table:style-name="ce4"/>
          <table:table-cell table:style-name="ce4" office:value-type="string">
            <text:p>Founded in 1894 BC by an Amorite prince named Sumuabum during the reign of Erishum I. <text:s/>From 2334 BC, to 1894 BC, Babylon was merely a religious and cultural centre at this point and not an independent state; like the rest of Mesopotamia, it was subject to the Akkadian Empire which united all the Akkadian and Sumerian speakers under one rule. </text:p>
          </table:table-cell>
        </table:table-row>
        <table:table-row table:style-name="ro1">
          <table:table-cell/>
          <table:table-cell table:style-name="ce4"/>
          <table:table-cell/>
          <table:table-cell table:style-name="ce4" table:number-columns-repeated="2"/>
        </table:table-row>
        <table:table-row table:style-name="ro8">
          <table:table-cell/>
          <table:table-cell office:value-type="string">
            <text:p>Neo-Assyrian Empire</text:p>
          </table:table-cell>
          <table:table-cell table:style-name="Default" office:value-type="string">
            <text:p>934 BC to 609 BC</text:p>
          </table:table-cell>
          <table:table-cell office:value-type="string">
            <text:p>Mesopotamia</text:p>
          </table:table-cell>
          <table:table-cell table:style-name="ce4" office:value-type="string">
            <text:p>During this period, Assyria assumed a position as the most powerful state on earth, successfully eclipsing Babylonia, Egypt, Urartu/Armenia[2] and Elam for dominance of the Near East, Asia Minor, Caucasus, North Africa and east Mediterranean, though not until the reforms of Tiglath-Pileser III in the 8th century BC[3][4] did it become a vast empire. Assyria was originally an Akkadian kingdom which evolved in the 25th to 24th Centuries BC.</text:p>
          </table:table-cell>
        </table:table-row>
        <table:table-row table:style-name="ro9">
          <table:table-cell/>
          <table:table-cell table:style-name="ce4" office:value-type="string">
            <text:p>Neo-Babylonian Empire/Chaldean Empire</text:p>
          </table:table-cell>
          <table:table-cell office:value-type="string">
            <text:p>626 BC to 539 BC</text:p>
          </table:table-cell>
          <table:table-cell table:style-name="ce8" office:value-type="string">
            <text:p>Mesopotamia area. <text:s/>Babylonia (area of Iraq, Syria, Turkey, Egypt, Saudia Arabia, Jordan, Iran, Kuwait, Lebanon, Palestinian, Israel, Cyprus).</text:p>
          </table:table-cell>
          <table:table-cell table:style-name="ce4" office:value-type="string">
            <text:p>During the preceding three centuries, Babylonia had been ruled by their fellow Akkadian speakers and northern neighbours, Assyria. Throughout that time Babylonia enjoyed a prominent status. The Assyrians had managed to maintain Babylonian loyalty through the Neo-Assyrian period, whether through granting of increased privileges, or militarily, but that finally changed in 627 BC with the death of the last strong Assyrian ruler, Assurbanipal, and Babylonia rebelled under Nabopolassar the Chaldean the following year. In alliance with the Medes, the city of Nineveh was sacked in 612 BC, and the seat of empire was again transferred to Babylonia. This period witnessed a great flourishing of architectural projects, the arts and science.</text:p>
          </table:table-cell>
        </table:table-row>
        <table:table-row table:style-name="ro10">
          <table:table-cell/>
          <table:table-cell table:style-name="ce4" office:value-type="string">
            <text:p>Nebuchadnezzar II</text:p>
          </table:table-cell>
          <table:table-cell office:value-type="string">
            <text:p>c. 634 – 562 BCE, reigned from c. 605 BCE – 562 BCE</text:p>
          </table:table-cell>
          <table:table-cell table:style-name="ce4"/>
          <table:table-cell table:style-name="ce4" office:value-type="string">
            <text:p>He was king of the Neo-Babylonian Empire, and reigned c. 605 BCE – 562 BCE. <text:s/>About the name: <text:s/>The Akkadian name, Nabû-kudurri-uṣur, means "O god Nabu, preserve/defend my firstborn son". Nabu is the Babylonian deity of wisdom, and son of the god Marduk. In an inscription, Nebuchadnezzar styles himself as Nabu's "beloved" and "favourite".[2][3] His name has previously been mistakenly interpreted as "O Nabu, defend my kudurru",[4] in which sense a kudurru is an inscribed stone deed of property. However, when contained in a ruler's title, kudurru approximates to "firstborn son" or "oldest son".[5] Variations of the Hebrew form include נְבוּכַדְנֶאצַּר and נְבוּכַדְרֶאצַּר (Nəḇuḵaḏreṣṣar). He is also known as Bakhat Nasar, which means "winner of the fate", or literally, "fate winner".[citation needed]</text:p>
          </table:table-cell>
        </table:table-row>
        <table:table-row table:style-name="ro11">
          <table:table-cell/>
          <table:table-cell table:style-name="ce4" office:value-type="string">
            <text:p>King Nabonidus (Akkadian for "Nabu is praised")</text:p>
          </table:table-cell>
          <table:table-cell office:value-type="string">
            <text:p>Reigned from 556 BCE to 539 BCE.</text:p>
          </table:table-cell>
          <table:table-cell/>
          <table:table-cell office:value-type="string">
            <text:p>Historically, the last king of the Neo-Babylonian Empire.</text:p>
          </table:table-cell>
        </table:table-row>
        <table:table-row table:style-name="ro12">
          <table:table-cell/>
          <table:table-cell table:style-name="ce4" office:value-type="string">
            <text:p>Belshazzar</text:p>
          </table:table-cell>
          <table:table-cell/>
          <table:table-cell table:style-name="ce4"/>
          <table:table-cell table:style-name="ce4" office:value-type="string">
            <text:p>The historical Belshazzar was a 6th century BC prince of Babylon, the son of Nabonidus. <text:s/>This conflicts with what the Bible says. <text:s/>The book of Daniel states that Belshazzar was "king" (Ar. מֶלֶך) the night that Babylon fell (chap. 5) (meaning, he was the last Babylonian king, but history says that King Nabonidus was the last Babylonian King) and says that his "father" (Ar. אַב) (this could mean father in the dynastic sense of predecessor) was Nebuchadnezzar (5:2, 11, 13, 18). <text:s/>In Daniel 5 and 8, Belshazzar is the King of Babylon before the advent of the Medes and Persians. <text:s/>No known extrabiblical text indicates a blood relation between Nebuchadnezzar and Belshazzar. <text:s/>Historically, there were several rulers over Babylon between the death of Nebuchadnezzar and the rulership of Nabonidus and Belshazzar. Some have attributed the lack of mention of these rulers as indicating the Bible author mistakenly thought that the two rulerships were consecutive.</text:p>
          </table:table-cell>
        </table:table-row>
        <table:table-row table:style-name="ro13">
          <table:table-cell/>
          <table:table-cell office:value-type="string">
            <text:p>Median Empire (Medes)</text:p>
          </table:table-cell>
          <table:table-cell table:style-name="Default" office:value-type="string">
            <text:p>c.678 BCE to 549 BCE</text:p>
          </table:table-cell>
          <table:table-cell/>
          <table:table-cell table:style-name="ce4" office:value-type="string">
            <text:p>Ancient Iranian people[N 2] who lived in Iran in an area known as Media and spoke a northwestern Iranian language referred to as the Median language.</text:p>
          </table:table-cell>
        </table:table-row>
        <table:table-row table:style-name="ro13">
          <table:table-cell/>
          <table:table-cell office:value-type="string">
            <text:p>Cyrus the Great (Cyrus II of Persia)</text:p>
          </table:table-cell>
          <table:table-cell office:value-type="string">
            <text:p>600 BC or 576 BC, reigned from 559 BC – 530 BC (30 years)</text:p>
          </table:table-cell>
          <table:table-cell/>
          <table:table-cell office:value-type="string">
            <text:p>Founded the Achaemenid Persian Empire.</text:p>
          </table:table-cell>
        </table:table-row>
        <table:table-row table:style-name="ro14">
          <table:table-cell/>
          <table:table-cell table:style-name="ce4" office:value-type="string">
            <text:p>Achaemenid Persian Empire (A.K.A. the First Persian Empire or First Iranian Empire) </text:p>
          </table:table-cell>
          <table:table-cell office:value-type="string">
            <text:p>c. 550–330 BCE</text:p>
          </table:table-cell>
          <table:table-cell table:style-name="ce9" office:value-type="string">
            <text:p>stretched from the Indus Valley in the east, to Thrace and Macedon on the northeastern border of Greece, making it the biggest empire the world had yet seen.</text:p>
          </table:table-cell>
          <table:table-cell table:style-name="ce14" office:value-type="string">
            <text:p>An Iranian empire in Western Asia, founded in the 6th century BCE by Cyrus the Great who overthrew the Median confederation. It expanded to eventually rule over significant portions of the ancient world which at around 500 BCE stretched from the Indus Valley in the east, to Thrace and Macedon on the northeastern border of Greece, making it the biggest empire the world had yet seen.</text:p>
          </table:table-cell>
        </table:table-row>
        <table:table-row table:style-name="ro1" table:number-rows-repeated="2">
          <table:table-cell table:number-columns-repeated="2"/>
          <table:table-cell table:style-name="Default"/>
          <table:table-cell table:number-columns-repeated="2"/>
        </table:table-row>
        <table:table-row table:style-name="ro1">
          <table:table-cell/>
          <table:table-cell table:style-name="ce4"/>
          <table:table-cell/>
          <table:table-cell table:style-name="ce4" table:number-columns-repeated="2"/>
        </table:table-row>
        <table:table-row table:style-name="ro15">
          <table:table-cell/>
          <table:table-cell office:value-type="string">
            <text:p>Darius the Mede</text:p>
          </table:table-cell>
          <table:table-cell table:style-name="Default"/>
          <table:table-cell/>
          <table:table-cell table:style-name="ce4" office:value-type="string">
            <text:p>a biblical person in the Book of Daniel, Chapters 6-11, who rules over "the kingdom of the Chaldeans" after the last king of the Babylonian Empire (Belshazzar) is deposed by the Medo-Persian armies. The author of Daniel indicated that Darius was about 62 years old when he "was made king over the kingdom of the Chaldeans".[5:31] He is best known for having been forced into throwing Daniel in the lions' den.</text:p>
            <text:p/>
            <text:p>No such person as Darius the Mede is known in history.</text:p>
          </table:table-cell>
        </table:table-row>
        <table:table-row table:style-name="ro2">
          <table:table-cell/>
          <table:table-cell table:style-name="ce4" office:value-type="string">
            <text:p>Pythagoras</text:p>
          </table:table-cell>
          <table:table-cell office:value-type="string">
            <text:p>c. 570 BC to c. 495 BC</text:p>
          </table:table-cell>
          <table:table-cell table:style-name="ce4" office:value-type="string">
            <text:p>Samos, Greece, and Croton, Italy.</text:p>
          </table:table-cell>
          <table:table-cell table:style-name="ce4" office:value-type="string">
            <text:p>Greek philosopher and mathematician.</text:p>
          </table:table-cell>
        </table:table-row>
        <table:table-row table:style-name="ro16">
          <table:table-cell/>
          <table:table-cell table:style-name="ce4" office:value-type="string">
            <text:p>Socrates</text:p>
          </table:table-cell>
          <table:table-cell office:value-type="string">
            <text:p>c. 469/470 BC to 399 BC</text:p>
          </table:table-cell>
          <table:table-cell table:style-name="ce4" office:value-type="string">
            <text:p>Athens, Greece</text:p>
          </table:table-cell>
          <table:table-cell table:style-name="ce4" office:value-type="string">
            <text:p>Greek philosopher</text:p>
          </table:table-cell>
        </table:table-row>
        <table:table-row table:style-name="ro16">
          <table:table-cell/>
          <table:table-cell table:style-name="ce4" office:value-type="string">
            <text:p>Plato</text:p>
          </table:table-cell>
          <table:table-cell office:value-type="string">
            <text:p>424/423 BC to 348/347 BC</text:p>
          </table:table-cell>
          <table:table-cell table:style-name="ce4" office:value-type="string">
            <text:p>Athens, Greece</text:p>
          </table:table-cell>
          <table:table-cell table:style-name="ce4" office:value-type="string">
            <text:p>Greek philosopher and mathematician. <text:s/>Student of Socrates.</text:p>
          </table:table-cell>
        </table:table-row>
        <table:table-row table:style-name="ro17">
          <table:table-cell/>
          <table:table-cell table:style-name="ce5" office:value-type="string">
            <text:p>Aristotle</text:p>
          </table:table-cell>
          <table:table-cell office:value-type="string">
            <text:p>384 BC to 322 BC</text:p>
          </table:table-cell>
          <table:table-cell table:style-name="ce4" office:value-type="string">
            <text:p>Greece</text:p>
          </table:table-cell>
          <table:table-cell table:style-name="ce4" office:value-type="string">
            <text:p>Greek philosopher and polymath, a student of Plato and teacher of Alexander the Great. His writings cover many subjects, including physics, metaphysics, poetry, theater, music, logic, rhetoric, linguistics, politics, government, ethics, biology, and zoology.</text:p>
          </table:table-cell>
        </table:table-row>
        <table:table-row table:style-name="ro14">
          <table:table-cell/>
          <table:table-cell table:style-name="ce4" office:value-type="string">
            <text:p>Classical Hellenic period (Classical Greece)</text:p>
          </table:table-cell>
          <table:table-cell office:value-type="string">
            <text:p>corresponds to most of the 5th and 4th centuries BC (the most common dates being the fall of the last Athenian tyrant in 510 BC to the death of <text:span text:style-name="T1">Alexander the Great</text:span> in 323 BC).</text:p>
          </table:table-cell>
          <table:table-cell table:style-name="ce4" office:value-type="string">
            <text:p>Greece.</text:p>
          </table:table-cell>
          <table:table-cell table:style-name="ce4" office:value-type="string">
            <text:p>was a 200 year period in Greek culture lasting from the 5th through 4th centuries BC.[citation needed] This classical period had a powerful influence on the Roman Empire and greatly influenced the foundations of the Western Civilization. <text:s/>Before the Classical Hellenic period period was the Archaic period. <text:s/>After the Classical Hellenic period was the Hellenistic period.</text:p>
          </table:table-cell>
        </table:table-row>
        <table:table-row table:style-name="ro8">
          <table:table-cell/>
          <table:table-cell table:style-name="ce4" office:value-type="string">
            <text:p>Alexander the Great (A.K.A. Alexander III of Macedon)</text:p>
          </table:table-cell>
          <table:table-cell office:value-type="string">
            <text:p>356 BC to 323 BC (reigned 336 BC to 323 BC)</text:p>
          </table:table-cell>
          <table:table-cell table:style-name="ce4" office:value-type="string">
            <text:p>Greece, Persia-ruled Asia Minor, Egypt</text:p>
          </table:table-cell>
          <table:table-cell table:style-name="ce4" office:value-type="string">
            <text:p>Alexander the Great was a king of Macedon, a state in northern ancient Greece. Born in Pella in 356 BC, Alexander was tutored by Aristotle until the age of 16. By the age of thirty, he had created one of the largest empires of the ancient world, stretching from the Ionian Sea to the Himalayas.[1] He was undefeated in battle and is considered one of history's most successful commanders.[2] <text:s/>He conquered Babylon in 333 BC.</text:p>
          </table:table-cell>
        </table:table-row>
        <table:table-row table:style-name="ro18">
          <table:table-cell/>
          <table:table-cell table:style-name="ce4" office:value-type="string">
            <text:p>Hellenistic period or Hellenistic era</text:p>
          </table:table-cell>
          <table:table-cell office:value-type="string">
            <text:p>323 BC to about 146 BC (or arguably as late as 30 BC)</text:p>
          </table:table-cell>
          <table:table-cell table:style-name="ce4" office:value-type="string">
            <text:p><text:span text:style-name="T6">Greece</text:span> and the area eastward including <text:span text:style-name="T6">Mesopotamia</text:span> and <text:span text:style-name="T6">Persia</text:span> areas.</text:p>
          </table:table-cell>
          <table:table-cell table:style-name="ce4" office:value-type="string">
            <text:p/>
            <text:p/>
            <text:p>The spread of Hellenistic cultures was sparked by the conquests of <text:span text:style-name="T1">Alexander the </text:span><text:span text:style-name="T1">Great for the Greeks</text:span>. After his ventures of the Persian Empire, Hellenistic kingdoms were established throughout south-west Asia (the 'Near' and 'Middle East') and north-east Africa (ancient Egypt and Cyrene in ancient Libya). This resulted in the export of Greek culture and language to these new realms, and moreover Greek colonists themselves. </text:p>
            <text:p/>
            <text:p>Several Hellenistic astrologers ascribe its creation to a mythical sage named Hermes Trismegistus. Hermes is said to have written several major texts which formed the basis of the art or its evolution from the system of astrology that was inherited from the Babylonians and the Egyptians.</text:p>
          </table:table-cell>
        </table:table-row>
        <table:table-row table:style-name="ro5">
          <table:table-cell/>
          <table:table-cell table:style-name="ce4" office:value-type="string">
            <text:p>Seleucid Empire</text:p>
          </table:table-cell>
          <table:table-cell office:value-type="string">
            <text:p>312 BC to 63 BC</text:p>
          </table:table-cell>
          <table:table-cell table:style-name="ce4" office:value-type="string">
            <text:p>Greek-Macedonian state. <text:s/>At its height, the area included: central Anatolia, the Levant, Mesopotamia, Persia, Turkmenistan, Pamir, Afghanistan and Pakistan.</text:p>
          </table:table-cell>
          <table:table-cell table:style-name="ce4" office:value-type="string">
            <text:p>The empire that was present during the Hellenistic period.</text:p>
          </table:table-cell>
        </table:table-row>
        <table:table-row table:style-name="ro19">
          <table:table-cell/>
          <table:table-cell table:style-name="ce4" office:value-type="string">
            <text:p>Euclid (A.K.A Euclid of Alexandria)</text:p>
          </table:table-cell>
          <table:table-cell office:value-type="string">
            <text:p>fl. 300 BC</text:p>
          </table:table-cell>
          <table:table-cell table:style-name="ce4" office:value-type="string">
            <text:p>Alexandria, Egypt</text:p>
          </table:table-cell>
          <table:table-cell table:style-name="ce4" office:value-type="string">
            <text:p>Greek mathematician, often referred to as the "Father of Geometry". He was active in Alexandria during the reign of Ptolemy I (323–283 BC). </text:p>
          </table:table-cell>
        </table:table-row>
        <table:table-row table:style-name="ro11">
          <table:table-cell/>
          <table:table-cell table:style-name="ce4" office:value-type="string">
            <text:p>Archimedes</text:p>
          </table:table-cell>
          <table:table-cell office:value-type="string">
            <text:p>c. 287 BC to c. 212 BC</text:p>
          </table:table-cell>
          <table:table-cell table:style-name="ce4" office:value-type="string">
            <text:p>Syracuse, Sicily</text:p>
          </table:table-cell>
          <table:table-cell table:style-name="ce4" office:value-type="string">
            <text:p>Greek mathematician, physicist, engineer, inventor, and astronomer.</text:p>
          </table:table-cell>
        </table:table-row>
        <table:table-row table:style-name="ro11">
          <table:table-cell/>
          <table:table-cell table:style-name="ce4" office:value-type="string">
            <text:p>Roman Republic</text:p>
          </table:table-cell>
          <table:table-cell table:style-name="ce6" office:value-type="string">
            <text:p>509 BC to around (44 BC to 27 BC)</text:p>
          </table:table-cell>
          <table:table-cell table:style-name="ce4" table:number-columns-repeated="2"/>
        </table:table-row>
        <table:table-row table:style-name="ro3">
          <table:table-cell/>
          <table:table-cell table:style-name="ce4" office:value-type="string">
            <text:p>Roman Empire</text:p>
          </table:table-cell>
          <table:table-cell office:value-type="string">
            <text:p>Western Roman Empire: </text:p>
            <text:p>27 BC–476 AD.</text:p>
            <text:p>Eastern Roman Empire (Byzantine Empire):</text:p>
            <text:p>330 AD–1453 AD</text:p>
          </table:table-cell>
          <table:table-cell table:style-name="ce4"/>
          <table:table-cell table:style-name="ce4" office:value-type="string">
            <text:p>Latin was the language of the (Western) Roman Empire. <text:s/>Latin and Greek were the languages of the Eastern Roman Empire.</text:p>
          </table:table-cell>
        </table:table-row>
        <table:table-row table:style-name="ro5">
          <table:table-cell/>
          <table:table-cell office:value-type="string">
            <text:p>Claudius Ptolemy</text:p>
          </table:table-cell>
          <table:table-cell office:value-type="string">
            <text:p>90 AD to 168 AD</text:p>
          </table:table-cell>
          <table:table-cell table:style-name="ce4" office:value-type="string">
            <text:p>Born in Egypt, Died in Alexandria.</text:p>
          </table:table-cell>
          <table:table-cell table:style-name="ce4" office:value-type="string">
            <text:p>He was a Greek-Roman citizen of Egypt who wrote in Greek. <text:s/>He was a mathematician, astronomer, geographer, astrologer, and poet of a single epigram in the Greek Anthology.[2][3] He lived in Egypt under Roman rule .</text:p>
          </table:table-cell>
        </table:table-row>
        <table:table-row table:style-name="ro14">
          <table:table-cell/>
          <table:table-cell table:style-name="ce4" office:value-type="string">
            <text:p>Byzantine Empire (A.K.A. Eastern Roman Empire)</text:p>
          </table:table-cell>
          <table:table-cell office:value-type="string">
            <text:p>330 AD to 1453 AD</text:p>
          </table:table-cell>
          <table:table-cell table:style-name="ce4"/>
          <table:table-cell table:style-name="ce4" office:value-type="string">
            <text:p>The Byzantine Empire (or Byzantium) was the Roman Empire during Late Antiquity and the Middle Ages, centered on the capital of Constantinople. It is also referred to as the Eastern Roman Empire, primarily in the context of Late Antiquity, while the Western Roman Empire was still maintained. Official languages were Latin (official until 620) and Greek (official after 620).</text:p>
          </table:table-cell>
        </table:table-row>
        <table:table-row table:style-name="ro1">
          <table:table-cell/>
          <table:table-cell table:style-name="ce4"/>
          <table:table-cell/>
          <table:table-cell table:style-name="ce4" table:number-columns-repeated="2"/>
        </table:table-row>
        <table:table-row table:style-name="ro5">
          <table:table-cell/>
          <table:table-cell table:style-name="ce4" office:value-type="string">
            <text:p>Constantine the Great (A.K.A. Constantine I or Saint Constantine)</text:p>
          </table:table-cell>
          <table:table-cell office:value-type="string">
            <text:p>272 AD to 337 AD. <text:s/>Reigned as Roman Emperor from 306 AD to 337 AD.</text:p>
          </table:table-cell>
          <table:table-cell table:style-name="ce4"/>
          <table:table-cell table:style-name="ce4" office:value-type="string">
            <text:p>57th Emperor of the Roman Empire</text:p>
          </table:table-cell>
        </table:table-row>
        <table:table-row table:style-name="ro11">
          <table:table-cell/>
          <table:table-cell table:style-name="ce4" office:value-type="string">
            <text:p>Parthian Empire <text:s/>(A.K.A. Arsacid Empire)</text:p>
          </table:table-cell>
          <table:table-cell office:value-type="string">
            <text:p>247 BC–224 AD</text:p>
          </table:table-cell>
          <table:table-cell table:style-name="ce4"/>
          <table:table-cell table:style-name="ce4" office:value-type="string">
            <text:p>Was a major Iranian political and cultural power in ancient Persia</text:p>
          </table:table-cell>
        </table:table-row>
        <table:table-row table:style-name="ro11">
          <table:table-cell/>
          <table:table-cell table:style-name="ce4" office:value-type="string">
            <text:p>Sassanid Empire (A.K.A. "Neo-Persian Empire" and "Second Persian Empire")</text:p>
          </table:table-cell>
          <table:table-cell office:value-type="string">
            <text:p>224–651 AD</text:p>
          </table:table-cell>
          <table:table-cell table:style-name="ce4"/>
          <table:table-cell table:style-name="ce4" office:value-type="string">
            <text:p>Was the last pre-Islamic Persian Empire, ruled by the Sasanian Dynasty.</text:p>
          </table:table-cell>
        </table:table-row>
        <table:table-row table:style-name="ro2">
          <table:table-cell/>
          <table:table-cell table:style-name="ce4" office:value-type="string">
            <text:p>Maya civilization (Pre-Classical Period)</text:p>
          </table:table-cell>
          <table:table-cell office:value-type="string">
            <text:p>c. 2000 BC to AD 250</text:p>
          </table:table-cell>
          <table:table-cell table:style-name="ce4" table:number-columns-repeated="2"/>
        </table:table-row>
        <table:table-row table:style-name="ro2">
          <table:table-cell/>
          <table:table-cell table:style-name="ce4" office:value-type="string">
            <text:p>Maya civilization (Classical Period)</text:p>
          </table:table-cell>
          <table:table-cell office:value-type="string">
            <text:p>c. AD 250 to 900</text:p>
          </table:table-cell>
          <table:table-cell table:style-name="ce4" table:number-columns-repeated="2"/>
        </table:table-row>
        <table:table-row table:style-name="ro8">
          <table:table-cell/>
          <table:table-cell table:style-name="ce4" office:value-type="string">
            <text:p>Viking Age</text:p>
          </table:table-cell>
          <table:table-cell office:value-type="string">
            <text:p>8<text:span text:style-name="T2">th</text:span> to 11<text:span text:style-name="T2">th</text:span> centuries AD.</text:p>
          </table:table-cell>
          <table:table-cell table:style-name="ce10" office:value-type="string">
            <text:p>Northern Europe and Scandinavia</text:p>
          </table:table-cell>
          <table:table-cell table:style-name="ce4" office:value-type="string">
            <text:p>The Viking Age was a period in European history, especially Northern European and Scandinavian history, spanning the late 8th to 11th centuries.[1][2][3] Scandinavian (Norse) Vikings explored Europe by its oceans and rivers through trade and warfare. The Vikings also reached Iceland, Greenland, Newfoundland, and Anatolia.[4] Additionally, there is evidence to support the Vinland legend that Vikings reached farther west to the North American continent.</text:p>
          </table:table-cell>
        </table:table-row>
        <table:table-row table:style-name="ro20">
          <table:table-cell/>
          <table:table-cell table:style-name="ce4" office:value-type="string">
            <text:p>Alhazen (Ibn al-Haytham)</text:p>
          </table:table-cell>
          <table:table-cell office:value-type="string">
            <text:p>965 AD to 1040 AD.</text:p>
          </table:table-cell>
          <table:table-cell table:style-name="ce4" office:value-type="string">
            <text:p>Basra in present-day Iraq, and Cairo, Egypt.</text:p>
          </table:table-cell>
          <table:table-cell table:style-name="ce4" office:value-type="string">
            <text:p><text:s/>Muslim scientist, polymath, mathematician, astronomer and philosopher, described in various sources as either Persian or Arab. He made significant contributions to the principles of <text:span text:style-name="T6">optics</text:span>, as well as to <text:span text:style-name="T6">astronomy</text:span>, mathematics, visual perception, and to the scientific method. He also wrote insightful commentaries on works by Aristotle, Ptolemy, and the Greek mathematician Euclid.</text:p>
          </table:table-cell>
        </table:table-row>
        <table:table-row table:style-name="ro20">
          <table:table-cell/>
          <table:table-cell table:style-name="ce4"/>
          <table:table-cell/>
          <table:table-cell table:style-name="ce4" table:number-columns-repeated="2"/>
        </table:table-row>
        <table:table-row table:style-name="ro20">
          <table:table-cell/>
          <table:table-cell table:style-name="ce4"/>
          <table:table-cell table:number-columns-repeated="2"/>
          <table:table-cell table:style-name="ce4"/>
        </table:table-row>
        <table:table-row table:style-name="ro20">
          <table:table-cell/>
          <table:table-cell table:style-name="ce4"/>
          <table:table-cell table:number-columns-repeated="3"/>
        </table:table-row>
        <table:table-row table:style-name="ro20" table:number-rows-repeated="42">
          <table:table-cell table:number-columns-repeated="5"/>
        </table:table-row>
        <table:table-row table:style-name="ro20">
          <table:table-cell table:number-columns-repeated="5"/>
        </table:table-row>
      </table:table>
      <table:table table:name="Sheet2" table:style-name="ta1" table:print="false">
        <table:table-column table:style-name="co6" table:default-cell-style-name="Default"/>
        <table:table-row table:style-name="ro1">
          <table:table-cell/>
        </table:table-row>
      </table:table>
      <table:table table:name="Sheet3" table:style-name="ta1" table:print="false">
        <table:table-column table:style-name="co6"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21">12/21/2012</text:date>, <text:time>02:00: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2-20T21:06:37</meta:creation-date>
    <dc:date>2012-12-21T02:00:19</dc:date>
    <meta:editing-duration>PT2H51M</meta:editing-duration>
    <meta:editing-cycles>15</meta:editing-cycles>
    <meta:generator>LibreOffice/3.3$Unix LibreOffice_project/330m18$Build-4</meta:generator>
    <meta:document-statistic meta:table-count="3" meta:cell-count="132" meta:object-count="0"/>
  </office:meta>
</office:document-meta>
</file>